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2.663cm"/>
    </style:style>
    <style:style style:name="co6" style:family="table-column">
      <style:table-column-properties fo:break-before="auto" style:column-width="4.1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1" office:value-type="string">
            <text:p>Apartado 1</text:p>
          </table:table-cell>
          <table:table-cell table:number-columns-repeated="4"/>
        </table:table-row>
        <table:table-row table:style-name="ro1">
          <table:table-cell office:value-type="string">
            <text:p>VBB (V)</text:p>
          </table:table-cell>
          <table:table-cell office:value-type="string">
            <text:p>VRB (V)</text:p>
          </table:table-cell>
          <table:table-cell office:value-type="string">
            <text:p>VBE (V)</text:p>
          </table:table-cell>
          <table:table-cell office:value-type="string">
            <text:p>IB = VRB/RB (A)</text:p>
          </table:table-cell>
          <table:table-cell/>
          <table:table-cell office:value-type="string">
            <text:p>IB/VBE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table:formula="of:=[.B3]/21850" office:value-type="float" office:value="0">
            <text:p>0</text:p>
          </table:table-cell>
          <table:table-cell/>
          <table:table-cell table:formula="of:=[.D3]/[.C3]" office:value-type="float" office:value="0">
            <text:p>#DIV/0!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0.257">
            <text:p>0,257</text:p>
          </table:table-cell>
          <table:table-cell table:formula="of:=[.B4]/21850" office:value-type="float" office:value="0">
            <text:p>0</text:p>
          </table:table-cell>
          <table:table-cell/>
          <table:table-cell table:formula="of:=[.D4]/[.C4]" office:value-type="float" office:value="0">
            <text:p>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0056">
            <text:p>0,0056</text:p>
          </table:table-cell>
          <table:table-cell office:value-type="float" office:value="0.51">
            <text:p>0,51</text:p>
          </table:table-cell>
          <table:table-cell table:formula="of:=[.B5]/21850" office:value-type="float" office:value="0.00000025629290617849">
            <text:p>2,5629290617849E-007</text:p>
          </table:table-cell>
          <table:table-cell/>
          <table:table-cell table:formula="of:=[.D5]/[.C5]" office:value-type="float" office:value="0.000000502535110153901">
            <text:p>5,02535110153901E-007</text:p>
          </table:table-cell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.152">
            <text:p>0,152</text:p>
          </table:table-cell>
          <table:table-cell office:value-type="float" office:value="0.6">
            <text:p>0,6</text:p>
          </table:table-cell>
          <table:table-cell table:formula="of:=[.B6]/21850" office:value-type="float" office:value="0.00000695652173913044">
            <text:p>6,95652173913044E-006</text:p>
          </table:table-cell>
          <table:table-cell/>
          <table:table-cell table:formula="of:=[.D6]/[.C6]" office:value-type="float" office:value="0.0000115942028985507">
            <text:p>1,15942028985507E-0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3">
            <text:p>0,43</text:p>
          </table:table-cell>
          <table:table-cell office:value-type="float" office:value="0.62">
            <text:p>0,62</text:p>
          </table:table-cell>
          <table:table-cell table:formula="of:=[.B7]/21850" office:value-type="float" office:value="0.0000196796338672769">
            <text:p>1,96796338672769E-005</text:p>
          </table:table-cell>
          <table:table-cell/>
          <table:table-cell table:formula="of:=[.D7]/[.C7]" office:value-type="float" office:value="0.0000317413449472208">
            <text:p>3,17413449472208E-005</text:p>
          </table:table-cell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0.61">
            <text:p>0,61</text:p>
          </table:table-cell>
          <table:table-cell office:value-type="float" office:value="0.63">
            <text:p>0,63</text:p>
          </table:table-cell>
          <table:table-cell table:formula="of:=[.B8]/21850" office:value-type="float" office:value="0.0000279176201372998">
            <text:p>2,79176201372998E-005</text:p>
          </table:table-cell>
          <table:table-cell/>
          <table:table-cell table:formula="of:=[.D8]/[.C8]" office:value-type="float" office:value="0.0000443136827576187">
            <text:p>4,43136827576187E-005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0.91">
            <text:p>0,91</text:p>
          </table:table-cell>
          <table:table-cell office:value-type="float" office:value="0.64">
            <text:p>0,64</text:p>
          </table:table-cell>
          <table:table-cell table:formula="of:=[.B9]/21850" office:value-type="float" office:value="0.0000416475972540046">
            <text:p>4,16475972540046E-005</text:p>
          </table:table-cell>
          <table:table-cell/>
          <table:table-cell table:formula="of:=[.D9]/[.C9]" office:value-type="float" office:value="0.0000650743707093821">
            <text:p>6,50743707093821E-0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37">
            <text:p>1,37</text:p>
          </table:table-cell>
          <table:table-cell office:value-type="float" office:value="0.65">
            <text:p>0,65</text:p>
          </table:table-cell>
          <table:table-cell table:formula="of:=[.B10]/21850" office:value-type="float" office:value="0.000062700228832952">
            <text:p>6,2700228832952E-005</text:p>
          </table:table-cell>
          <table:table-cell/>
          <table:table-cell table:formula="of:=[.D10]/[.C10]" office:value-type="float" office:value="0.0000964618905122338">
            <text:p>9,64618905122338E-005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1.85">
            <text:p>1,85</text:p>
          </table:table-cell>
          <table:table-cell office:value-type="float" office:value="0.66">
            <text:p>0,66</text:p>
          </table:table-cell>
          <table:table-cell table:formula="of:=[.B11]/21850" office:value-type="float" office:value="0.0000846681922196796">
            <text:p>8,46681922196796E-005</text:p>
          </table:table-cell>
          <table:table-cell/>
          <table:table-cell table:formula="of:=[.D11]/[.C11]" office:value-type="float" office:value="0.000128285139726787">
            <text:p>0,00012828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37">
            <text:p>2,37</text:p>
          </table:table-cell>
          <table:table-cell office:value-type="float" office:value="0.67">
            <text:p>0,67</text:p>
          </table:table-cell>
          <table:table-cell table:formula="of:=[.B12]/21850" office:value-type="float" office:value="0.000108466819221968">
            <text:p>0,0001084668</text:p>
          </table:table-cell>
          <table:table-cell/>
          <table:table-cell table:formula="of:=[.D12]/[.C12]" office:value-type="float" office:value="0.000161890774958161">
            <text:p>0,0001618908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2.89">
            <text:p>2,89</text:p>
          </table:table-cell>
          <table:table-cell office:value-type="float" office:value="0.67">
            <text:p>0,67</text:p>
          </table:table-cell>
          <table:table-cell table:formula="of:=[.B13]/21850" office:value-type="float" office:value="0.000132265446224256">
            <text:p>0,0001322654</text:p>
          </table:table-cell>
          <table:table-cell/>
          <table:table-cell table:formula="of:=[.D13]/[.C13]" office:value-type="float" office:value="0.000197411113767547">
            <text:p>0,00019741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39">
            <text:p>3,39</text:p>
          </table:table-cell>
          <table:table-cell office:value-type="float" office:value="0.67">
            <text:p>0,67</text:p>
          </table:table-cell>
          <table:table-cell table:formula="of:=[.B14]/21850" office:value-type="float" office:value="0.000155148741418764">
            <text:p>0,0001551487</text:p>
          </table:table-cell>
          <table:table-cell/>
          <table:table-cell table:formula="of:=[.D14]/[.C14]" office:value-type="float" office:value="0.000231565285699648">
            <text:p>0,0002315653</text:p>
          </table:table-cell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3.88">
            <text:p>3,88</text:p>
          </table:table-cell>
          <table:table-cell office:value-type="float" office:value="0.67">
            <text:p>0,67</text:p>
          </table:table-cell>
          <table:table-cell table:formula="of:=[.B15]/21850" office:value-type="float" office:value="0.000177574370709382">
            <text:p>0,0001775744</text:p>
          </table:table-cell>
          <table:table-cell/>
          <table:table-cell table:formula="of:=[.D15]/[.C15]" office:value-type="float" office:value="0.000265036374193108">
            <text:p>0,000265036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32">
            <text:p>4,32</text:p>
          </table:table-cell>
          <table:table-cell office:value-type="float" office:value="0.67">
            <text:p>0,67</text:p>
          </table:table-cell>
          <table:table-cell table:formula="of:=[.B16]/21850" office:value-type="float" office:value="0.000197711670480549">
            <text:p>0,0001977117</text:p>
          </table:table-cell>
          <table:table-cell/>
          <table:table-cell table:formula="of:=[.D16]/[.C16]" office:value-type="float" office:value="0.000295092045493357">
            <text:p>0,00029509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VCC (V)</text:p>
          </table:table-cell>
          <table:table-cell office:value-type="string">
            <text:p>VRC (V)</text:p>
          </table:table-cell>
          <table:table-cell office:value-type="string">
            <text:p>VCE (V)</text:p>
          </table:table-cell>
          <table:table-cell office:value-type="string">
            <text:p>IC = VRC/RC (A)</text:p>
          </table:table-cell>
          <table:table-cell/>
          <table:table-cell office:value-type="string">
            <text:p>IC/VC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0043">
            <text:p>0,0043</text:p>
          </table:table-cell>
          <table:table-cell table:formula="of:=[.B20]/99.7" office:value-type="float" office:value="0.0000431293881644935">
            <text:p>4,31293881644935E-005</text:p>
          </table:table-cell>
          <table:table-cell/>
          <table:table-cell table:formula="of:=[.D20]/[.C20]" office:value-type="float" office:value="0.0100300902708124">
            <text:p>0,0100300903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0.217">
            <text:p>0,217</text:p>
          </table:table-cell>
          <table:table-cell office:value-type="float" office:value="0.039">
            <text:p>0,039</text:p>
          </table:table-cell>
          <table:table-cell table:formula="of:=[.B21]/99.7" office:value-type="float" office:value="0.0021765295887663">
            <text:p>0,0021765296</text:p>
          </table:table-cell>
          <table:table-cell/>
          <table:table-cell table:formula="of:=[.D21]/[.C21]" office:value-type="float" office:value="0.0558084509940077">
            <text:p>0,055808451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364">
            <text:p>0,364</text:p>
          </table:table-cell>
          <table:table-cell office:value-type="float" office:value="0.054">
            <text:p>0,054</text:p>
          </table:table-cell>
          <table:table-cell table:formula="of:=[.B22]/99.7" office:value-type="float" office:value="0.00365095285857573">
            <text:p>0,0036509529</text:p>
          </table:table-cell>
          <table:table-cell/>
          <table:table-cell table:formula="of:=[.D22]/[.C22]" office:value-type="float" office:value="0.0676102381217727">
            <text:p>0,0676102381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528">
            <text:p>0,528</text:p>
          </table:table-cell>
          <table:table-cell office:value-type="float" office:value="0.0628">
            <text:p>0,0628</text:p>
          </table:table-cell>
          <table:table-cell table:formula="of:=[.B23]/99.7" office:value-type="float" office:value="0.00529588766298897">
            <text:p>0,0052958877</text:p>
          </table:table-cell>
          <table:table-cell/>
          <table:table-cell table:formula="of:=[.D23]/[.C23]" office:value-type="float" office:value="0.0843294213851746">
            <text:p>0,0843294214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.736">
            <text:p>0,736</text:p>
          </table:table-cell>
          <table:table-cell office:value-type="float" office:value="0.074">
            <text:p>0,074</text:p>
          </table:table-cell>
          <table:table-cell table:formula="of:=[.B24]/99.7" office:value-type="float" office:value="0.00738214643931795">
            <text:p>0,0073821464</text:p>
          </table:table-cell>
          <table:table-cell/>
          <table:table-cell table:formula="of:=[.D24]/[.C24]" office:value-type="float" office:value="0.0997587356664588">
            <text:p>0,09975873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02">
            <text:p>0,902</text:p>
          </table:table-cell>
          <table:table-cell office:value-type="float" office:value="0.084">
            <text:p>0,084</text:p>
          </table:table-cell>
          <table:table-cell table:formula="of:=[.B25]/99.7" office:value-type="float" office:value="0.00904714142427282">
            <text:p>0,0090471414</text:p>
          </table:table-cell>
          <table:table-cell/>
          <table:table-cell table:formula="of:=[.D25]/[.C25]" office:value-type="float" office:value="0.107704064574676">
            <text:p>0,1077040646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1.38">
            <text:p>1,38</text:p>
          </table:table-cell>
          <table:table-cell office:value-type="float" office:value="0.105">
            <text:p>0,105</text:p>
          </table:table-cell>
          <table:table-cell table:formula="of:=[.B26]/99.7" office:value-type="float" office:value="0.0138415245737212">
            <text:p>0,0138415246</text:p>
          </table:table-cell>
          <table:table-cell/>
          <table:table-cell table:formula="of:=[.D26]/[.C26]" office:value-type="float" office:value="0.131824043559249">
            <text:p>0,13182404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87">
            <text:p>1,87</text:p>
          </table:table-cell>
          <table:table-cell office:value-type="float" office:value="0.127">
            <text:p>0,127</text:p>
          </table:table-cell>
          <table:table-cell table:formula="of:=[.B27]/99.7" office:value-type="float" office:value="0.0187562688064193">
            <text:p>0,0187562688</text:p>
          </table:table-cell>
          <table:table-cell/>
          <table:table-cell table:formula="of:=[.D27]/[.C27]" office:value-type="float" office:value="0.147687155956057">
            <text:p>0,1476871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764">
            <text:p>2,764</text:p>
          </table:table-cell>
          <table:table-cell office:value-type="float" office:value="0.263">
            <text:p>0,263</text:p>
          </table:table-cell>
          <table:table-cell table:formula="of:=[.B28]/99.7" office:value-type="float" office:value="0.0277231695085256">
            <text:p>0,0277231695</text:p>
          </table:table-cell>
          <table:table-cell/>
          <table:table-cell table:formula="of:=[.D28]/[.C28]" office:value-type="float" office:value="0.105411290906941">
            <text:p>0,1054112909</text:p>
          </table:table-cell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2.78">
            <text:p>2,78</text:p>
          </table:table-cell>
          <table:table-cell office:value-type="float" office:value="0.457">
            <text:p>0,457</text:p>
          </table:table-cell>
          <table:table-cell table:formula="of:=[.B29]/99.7" office:value-type="float" office:value="0.0278836509528586">
            <text:p>0,027883651</text:p>
          </table:table-cell>
          <table:table-cell/>
          <table:table-cell table:formula="of:=[.D29]/[.C29]" office:value-type="float" office:value="0.0610145535073492">
            <text:p>0,0610145535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2.791">
            <text:p>2,791</text:p>
          </table:table-cell>
          <table:table-cell office:value-type="float" office:value="0.7">
            <text:p>0,7</text:p>
          </table:table-cell>
          <table:table-cell table:formula="of:=[.B30]/99.7" office:value-type="float" office:value="0.0279939819458375">
            <text:p>0,0279939819</text:p>
          </table:table-cell>
          <table:table-cell/>
          <table:table-cell table:formula="of:=[.D30]/[.C30]" office:value-type="float" office:value="0.0399914027797679">
            <text:p>0,0399914028</text:p>
          </table:table-cell>
        </table:table-row>
        <table:table-row table:style-name="ro1">
          <table:table-cell office:value-type="float" office:value="3.7">
            <text:p>3,7</text:p>
          </table:table-cell>
          <table:table-cell office:value-type="float" office:value="2.794">
            <text:p>2,794</text:p>
          </table:table-cell>
          <table:table-cell office:value-type="float" office:value="0.898">
            <text:p>0,898</text:p>
          </table:table-cell>
          <table:table-cell table:formula="of:=[.B31]/99.7" office:value-type="float" office:value="0.0280240722166499">
            <text:p>0,0280240722</text:p>
          </table:table-cell>
          <table:table-cell/>
          <table:table-cell table:formula="of:=[.D31]/[.C31]" office:value-type="float" office:value="0.0312072073682071">
            <text:p>0,0312072074</text:p>
          </table:table-cell>
        </table:table-row>
        <table:table-row table:style-name="ro1">
          <table:table-cell office:value-type="float" office:value="3.8">
            <text:p>3,8</text:p>
          </table:table-cell>
          <table:table-cell office:value-type="float" office:value="2.796">
            <text:p>2,796</text:p>
          </table:table-cell>
          <table:table-cell office:value-type="float" office:value="1.01">
            <text:p>1,01</text:p>
          </table:table-cell>
          <table:table-cell table:formula="of:=[.B32]/99.7" office:value-type="float" office:value="0.0280441323971916">
            <text:p>0,0280441324</text:p>
          </table:table-cell>
          <table:table-cell/>
          <table:table-cell table:formula="of:=[.D32]/[.C32]" office:value-type="float" office:value="0.0277664677199917">
            <text:p>0,0277664677</text:p>
          </table:table-cell>
        </table:table-row>
        <table:table-row table:style-name="ro1">
          <table:table-cell office:value-type="float" office:value="3.9">
            <text:p>3,9</text:p>
          </table:table-cell>
          <table:table-cell office:value-type="float" office:value="2.8">
            <text:p>2,8</text:p>
          </table:table-cell>
          <table:table-cell office:value-type="float" office:value="1.1">
            <text:p>1,1</text:p>
          </table:table-cell>
          <table:table-cell table:formula="of:=[.B33]/99.7" office:value-type="float" office:value="0.0280842527582748">
            <text:p>0,0280842528</text:p>
          </table:table-cell>
          <table:table-cell/>
          <table:table-cell table:formula="of:=[.D33]/[.C33]" office:value-type="float" office:value="0.0255311388711589">
            <text:p>0,02553113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801">
            <text:p>2,801</text:p>
          </table:table-cell>
          <table:table-cell office:value-type="float" office:value="1.27">
            <text:p>1,27</text:p>
          </table:table-cell>
          <table:table-cell table:formula="of:=[.B34]/99.7" office:value-type="float" office:value="0.0280942828485456">
            <text:p>0,0280942828</text:p>
          </table:table-cell>
          <table:table-cell/>
          <table:table-cell table:formula="of:=[.D34]/[.C34]" office:value-type="float" office:value="0.0221214825579099">
            <text:p>0,02212148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82">
            <text:p>2,82</text:p>
          </table:table-cell>
          <table:table-cell office:value-type="float" office:value="2.26">
            <text:p>2,26</text:p>
          </table:table-cell>
          <table:table-cell table:formula="of:=[.B35]/99.7" office:value-type="float" office:value="0.0282848545636911">
            <text:p>0,0282848546</text:p>
          </table:table-cell>
          <table:table-cell/>
          <table:table-cell table:formula="of:=[.D35]/[.C35]" office:value-type="float" office:value="0.0125154223733146">
            <text:p>0,01251542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83">
            <text:p>2,83</text:p>
          </table:table-cell>
          <table:table-cell office:value-type="float" office:value="3.2">
            <text:p>3,2</text:p>
          </table:table-cell>
          <table:table-cell table:formula="of:=[.B36]/99.7" office:value-type="float" office:value="0.0283851554663992">
            <text:p>0,0283851555</text:p>
          </table:table-cell>
          <table:table-cell/>
          <table:table-cell table:formula="of:=[.D36]/[.C36]" office:value-type="float" office:value="0.00887036108324975">
            <text:p>0,008870361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845">
            <text:p>2,845</text:p>
          </table:table-cell>
          <table:table-cell office:value-type="float" office:value="4.16">
            <text:p>4,16</text:p>
          </table:table-cell>
          <table:table-cell table:formula="of:=[.B37]/99.7" office:value-type="float" office:value="0.0285356068204614">
            <text:p>0,0285356068</text:p>
          </table:table-cell>
          <table:table-cell/>
          <table:table-cell table:formula="of:=[.D37]/[.C37]" office:value-type="float" office:value="0.00685952087030322">
            <text:p>0,006859520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86">
            <text:p>2,86</text:p>
          </table:table-cell>
          <table:table-cell office:value-type="float" office:value="5.12">
            <text:p>5,12</text:p>
          </table:table-cell>
          <table:table-cell table:formula="of:=[.B38]/99.7" office:value-type="float" office:value="0.0286860581745236">
            <text:p>0,0286860582</text:p>
          </table:table-cell>
          <table:table-cell/>
          <table:table-cell table:formula="of:=[.D38]/[.C38]" office:value-type="float" office:value="0.00560274573721163">
            <text:p>0,005602745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87">
            <text:p>2,87</text:p>
          </table:table-cell>
          <table:table-cell office:value-type="float" office:value="6.12">
            <text:p>6,12</text:p>
          </table:table-cell>
          <table:table-cell table:formula="of:=[.B39]/99.7" office:value-type="float" office:value="0.0287863590772317">
            <text:p>0,0287863591</text:p>
          </table:table-cell>
          <table:table-cell/>
          <table:table-cell table:formula="of:=[.D39]/[.C39]" office:value-type="float" office:value="0.00470365344399211">
            <text:p>0,004703653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885">
            <text:p>2,885</text:p>
          </table:table-cell>
          <table:table-cell office:value-type="float" office:value="7.13">
            <text:p>7,13</text:p>
          </table:table-cell>
          <table:table-cell table:formula="of:=[.B40]/99.7" office:value-type="float" office:value="0.0289368104312939">
            <text:p>0,0289368104</text:p>
          </table:table-cell>
          <table:table-cell/>
          <table:table-cell table:formula="of:=[.D40]/[.C40]" office:value-type="float" office:value="0.00405845868601597">
            <text:p>0,004058458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888">
            <text:p>2,888</text:p>
          </table:table-cell>
          <table:table-cell office:value-type="float" office:value="8.1">
            <text:p>8,1</text:p>
          </table:table-cell>
          <table:table-cell table:formula="of:=[.B41]/99.7" office:value-type="float" office:value="0.0289669007021063">
            <text:p>0,0289669007</text:p>
          </table:table-cell>
          <table:table-cell/>
          <table:table-cell table:formula="of:=[.D41]/[.C41]" office:value-type="float" office:value="0.00357616058050695">
            <text:p>0,003576160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89">
            <text:p>2,89</text:p>
          </table:table-cell>
          <table:table-cell office:value-type="float" office:value="9.05">
            <text:p>9,05</text:p>
          </table:table-cell>
          <table:table-cell table:formula="of:=[.B42]/99.7" office:value-type="float" office:value="0.0289869608826479">
            <text:p>0,0289869609</text:p>
          </table:table-cell>
          <table:table-cell/>
          <table:table-cell table:formula="of:=[.D42]/[.C42]" office:value-type="float" office:value="0.00320297910305502">
            <text:p>0,003202979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.9">
            <text:p>2,9</text:p>
          </table:table-cell>
          <table:table-cell office:value-type="float" office:value="10.01">
            <text:p>10,01</text:p>
          </table:table-cell>
          <table:table-cell table:formula="of:=[.B43]/99.7" office:value-type="float" office:value="0.0290872617853561">
            <text:p>0,0290872618</text:p>
          </table:table-cell>
          <table:table-cell/>
          <table:table-cell table:formula="of:=[.D43]/[.C43]" office:value-type="float" office:value="0.00290582035817743">
            <text:p>0,002905820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.901">
            <text:p>2,901</text:p>
          </table:table-cell>
          <table:table-cell office:value-type="float" office:value="11.04">
            <text:p>11,04</text:p>
          </table:table-cell>
          <table:table-cell table:formula="of:=[.B44]/99.7" office:value-type="float" office:value="0.0290972918756269">
            <text:p>0,0290972919</text:p>
          </table:table-cell>
          <table:table-cell/>
          <table:table-cell table:formula="of:=[.D44]/[.C44]" office:value-type="float" office:value="0.00263562426409664">
            <text:p>0,002635624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.902">
            <text:p>2,902</text:p>
          </table:table-cell>
          <table:table-cell office:value-type="float" office:value="12.05">
            <text:p>12,05</text:p>
          </table:table-cell>
          <table:table-cell table:formula="of:=[.B45]/99.7" office:value-type="float" office:value="0.0291073219658977">
            <text:p>0,029107322</text:p>
          </table:table-cell>
          <table:table-cell/>
          <table:table-cell table:formula="of:=[.D45]/[.C45]" office:value-type="float" office:value="0.0024155453913608">
            <text:p>0,0024155454</text:p>
          </table:table-cell>
        </table:table-row>
      </table:table>
      <table:table table:name="Hoja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19/12/2017</text:date>, <text:time>18:47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Santorum</meta:initial-creator>
    <meta:creation-date>2017-12-13T18:25:29.23</meta:creation-date>
    <dc:date>2017-12-19T18:47:29.54</dc:date>
    <dc:creator>Alejandro Santorum</dc:creator>
    <meta:editing-duration>PT36M44S</meta:editing-duration>
    <meta:editing-cycles>2</meta:editing-cycles>
    <meta:generator>OpenOffice/4.1.3$Win32 OpenOffice.org_project/413m1$Build-9783</meta:generator>
    <meta:document-statistic meta:table-count="3" meta:cell-count="211" meta:object-count="0"/>
  </office:meta>
</office:document-meta>
</file>